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1" draw:opacity-name="Transparency_20_1" draw:textarea-horizontal-align="justify" draw:textarea-vertical-align="middle" draw:auto-grow-height="false" draw:shadow="hidden"/>
    </style:style>
    <style:style style:name="gr2" style:family="graphic" style:parent-style-name="standard">
      <style:graphic-properties svg:stroke-color="#000000" draw:fill="solid" draw:fill-color="#7da647" draw:fill-gradient-name="Gradient_20_1" draw:opacity-name="Transparency_20_1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ff950e" draw:fill-gradient-name="Gradient_20_1" draw:opacity-name="Transparency_20_1" draw:textarea-horizontal-align="justify" draw:textarea-vertical-align="middle" draw:auto-grow-height="false" fo:padding-top="0.125cm" fo:padding-bottom="0.125cm" fo:padding-left="0.25cm" fo:padding-right="0.25cm" draw:shadow="hidden" draw:shadow-offset-x="0.1cm" draw:shadow-offset-y="0.1cm"/>
    </style:style>
    <style:style style:name="gr4" style:family="graphic" style:parent-style-name="standard">
      <style:graphic-properties svg:stroke-color="#000000" draw:fill="solid" draw:fill-color="#33a3a3" draw:fill-gradient-name="Gradient_20_1" draw:opacity-name="Transparency_20_1" draw:textarea-horizontal-align="justify" draw:textarea-vertical-align="middle" draw:auto-grow-height="false" draw:shadow="hidden"/>
    </style:style>
    <style:style style:name="gr5" style:family="graphic" style:parent-style-name="standard">
      <style:graphic-properties svg:stroke-color="#000000" draw:fill="solid" draw:fill-color="#e6ff00" draw:fill-gradient-name="Gradient_20_1" draw:opacity-name="Transparency_20_1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2cm" svg:x="1.746cm" svg:y="4cm">
          <text:p text:style-name="P1"><text:span text:style-name="T1">Servic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66cm" svg:height="2cm" svg:x="5.238cm" svg:y="4cm">
          <text:p text:style-name="P1"><text:span text:style-name="T1">Opera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65cm" svg:height="2cm" svg:x="9.604cm" svg:y="4cm">
          <text:p text:style-name="P1"><text:span text:style-name="T1">Even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667cm" svg:height="2cm" svg:x="1.047cm" svg:y="6cm">
          <text:p text:style-name="P1"><text:span text:style-name="T1">Contex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604cm" svg:height="2cm" svg:x="4.714cm" svg:y="6cm">
          <text:p text:style-name="P1"><text:span text:style-name="T1">Parámetros Context A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365cm" svg:height="2cm" svg:x="5.587cm" svg:y="0cm">
          <text:p text:style-name="P2"><text:span text:style-name="T1">Contra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73cm" svg:height="2cm" svg:x="3.492cm" svg:y="2cm">
          <text:p text:style-name="P1"><text:span text:style-name="T1">Comportami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4.365cm" svg:height="2cm" svg:x="0.565cm" svg:y="8cm">
          <text:p text:style-name="P1"><text:span text:style-name="T1">+expone, +afecta, +ejecuta, +landa, </text:span></text:p>
          <text:p text:style-name="P1"><text:span text:style-name="T1">+implementa, +adquiere valores de,</text:span></text:p>
          <text:p text:style-name="P1"><text:span text:style-name="T1">+coordina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3.291cm" fo:margin-left="2.065cm" fo:margin-right="24.205cm" fo:page-width="26.78cm" fo:page-height="44.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jandro Sartorio</meta:initial-creator>
    <meta:creation-date>2010-09-19T11:34:35</meta:creation-date>
    <dc:date>2010-09-19T12:16:27</dc:date>
    <dc:creator>Alejandro Sartorio</dc:creator>
    <meta:editing-duration>PT00H41M55S</meta:editing-duration>
    <meta:editing-cycles>7</meta:editing-cycles>
    <meta:generator>OpenOffice.org/3.2$Linux OpenOffice.org_project/320m12$Build-9483</meta:generator>
    <meta:document-statistic meta:object-count="8"/>
  </office:meta>
</office:document-meta>
</file>